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8969in" draw:visible-area-height="8.3626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8965in" svg:height="8.3626in" draw:z-index="0"><draw:object-ole xlink:href="./Object 1" xlink:type="simple" xlink:show="embed" xlink:actuate="onLoad"/><draw:image xlink:href="./ObjectReplacements/Object 1" xlink:type="simple" xlink:show="embed" xlink:actuate="onLoad"/></draw:frame>FSM Cache</text:p>
      <text:p text:style-name="P1"/>
      <text:p text:style-name="P2">This diagram shows the state transitions for the cache. Any cache line for an address starts in the Invalid state. If the cache receives a shared read from the processor, it transitions to “Waiting for <text:soft-page-break/>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text:soft-page-break/></text:p>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1-01-03T16:49:51.53</dc:date>
    <dc:creator>Eric Chang</dc:creator>
    <meta:editing-duration>PT07H36M39S</meta:editing-duration>
    <meta:editing-cycles>25</meta:editing-cycles>
    <meta:generator>OpenOffice.org/3.2$Win32 OpenOffice.org_project/320m18$Build-9502</meta:generator>
    <meta:printed-by>Eric Chang</meta:printed-by>
    <meta:print-date>2010-12-22T20:32:20.06</meta:print-date>
    <meta:document-statistic meta:table-count="0" meta:image-count="0" meta:object-count="1" meta:page-count="3" meta:paragraph-count="9" meta:word-count="935" meta:character-count="5544"/>
  </office:meta>
</office:document-meta>
</file>